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xi Sans1" svg:font-family="'Luxi Sans'"/>
    <style:font-face style:name="Bitstream Vera Sans1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tät Passau</text:p>
      <text:p text:style-name="P4">Fakultät für Informatik und Mathematik</text:p>
      <text:p text:style-name="P4"/>
      <text:p text:style-name="P1"/>
      <text:p text:style-name="P1"/>
      <text:p text:style-name="P1"/>
      <text:p text:style-name="P2"><text:span text:style-name="T1">Protokoll der mündlichen Prüfung “</text:span><text:span text:style-name="T1">Empirische Methoden für Informatiker”</text:span></text:p>
      <text:p text:style-name="P2"><text:span text:style-name="T1">S</text:span><text:span text:style-name="T1">S 2014</text:span><text:tab/></text:p>
      <text:p text:style-name="P1"/>
      <text:p text:style-name="P2"/>
      <text:p text:style-name="P2"/>
      <text:p text:style-name="P2"/>
      <text:p text:style-name="P2">Name: <text:s/><text:tab/><text:tab/><text:span text:style-name="T1"><text:tab/><text:tab/></text:span><text:tab/>MatrNr.: <text:tab/><text:tab/><text:tab/></text:p>
      <text:p text:style-name="P2"/>
      <text:p text:style-name="P2">Prüfungsdauer von: <text:s/><text:tab/><text:span text:style-name="T1"><text:tab/></text:span><text:tab/>bis:</text:p>
      <text:p text:style-name="P2"/>
      <text:p text:style-name="P2">Note:</text:p>
      <text:p text:style-name="P1"/>
      <text:p text:style-name="P2">Passau, </text:p>
      <text:p text:style-name="P2"/>
      <text:p text:style-name="P2"/>
      <text:p text:style-name="P2"/>
      <text:p text:style-name="P2">.............................................<text:tab/><text:tab/><text:tab/><text:tab/>.........................................</text:p>
      <text:p text:style-name="P2">Unterschrift des Prüfers<text:tab/><text:tab/><text:tab/><text:tab/><text:tab/>Unterschrift des Beisitzers</text:p>
      <text:p text:style-name="P2">(Dr. Janet Siegmund)<text:tab/><text:tab/><text:tab/><text:tab/><text:tab/>(Claus Hunsen)</text:p>
      <text:p text:style-name="P1"/>
      <text:p text:style-name="P3">Protokoll der Prüfu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esondere Vorkommnisse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xi Sans1" svg:font-family="'Luxi Sans'"/>
    <style:font-face style:name="Bitstream Vera Sans1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Luxi Sans" style:font-size-asian="14pt" style:font-name-complex="Luxi Sans" style:font-size-complex="14pt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07-03-01T09:31:38</meta:creation-date>
    <dc:date>2014-10-09T10:10:51.40</dc:date>
    <dc:language>en-US</dc:language>
    <meta:editing-cycles>9</meta:editing-cycles>
    <meta:editing-duration>PT17M16S</meta:editing-duration>
    <meta:print-date>2014-10-09T10:10:22.41</meta:print-date>
    <meta:document-statistic meta:table-count="0" meta:image-count="0" meta:object-count="0" meta:page-count="1" meta:paragraph-count="13" meta:word-count="42" meta:character-count="428"/>
    <meta:user-defined meta:name="Info 1"/>
    <meta:user-defined meta:name="Info 2"/>
    <meta:user-defined meta:name="Info 3"/>
    <meta:user-defined meta:name="Info 4"/>
  </office:meta>
</office:document-meta>
</file>